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ac3" officeooo:paragraph-rsid="0008eac3"/>
    </style:style>
    <style:style style:name="P2" style:family="paragraph" style:parent-style-name="Standard">
      <style:text-properties officeooo:rsid="000b6261" officeooo:paragraph-rsid="000b6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ic requirements:</text:p>
      <text:p text:style-name="P1"/>
      <text:p text:style-name="P1">base model</text:p>
      <text:p text:style-name="P1"/>
      <text:p text:style-name="P1">model config for specific tasks</text:p>
      <text:p text:style-name="P1"/>
      <text:p text:style-name="P1">integration tools for model interactions</text:p>
      <text:p text:style-name="P1"/>
      <text:p text:style-name="P1">guiderails per agent</text:p>
      <text:p text:style-name="P1"/>
      <text:p text:style-name="P2">ansible contr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1:29:33.272001030</meta:creation-date>
    <dc:date>2026-02-02T22:56:36.595624958</dc:date>
    <meta:editing-duration>PT1H2M11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6" meta:word-count="19" meta:character-count="137" meta:non-whitespace-character-count="124"/>
  </office:meta>
</office:document-meta>
</file>